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3cm"/>
    </style:style>
    <style:style style:name="co2" style:family="table-column">
      <style:table-column-properties fo:break-before="auto" style:column-width="1.27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" table:style-name="ta1">
        <table:shapes>
          <draw:frame draw:z-index="0" draw:style-name="gr1" draw:text-style-name="P1" svg:width="38.458cm" svg:height="17.08cm" svg:x="2.452cm" svg:y="0.106cm">
            <draw:object draw:notify-on-update-of-ranges="'1'.B1:'1'.B100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50" calcext:value-type="float">
            <text:p>235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1T16:41:19.416000000</dc:date>
    <meta:editing-duration>PT53S</meta:editing-duration>
    <meta:editing-cycles>1</meta:editing-cycles>
    <meta:document-statistic meta:table-count="1" meta:cell-count="2018" meta:object-count="1"/>
    <meta:generator>LibreOffice/4.3.3.2$Windows_x86 LibreOffice_project/9bb7eadab57b6755b1265afa86e04bf45fbfc64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459cm" svg:height="17.081cm" xlink:href=".." xlink:type="simple" chart:class="chart:bar" chart:style-name="ch1">
        <chart:legend chart:legend-position="end" svg:x="36.064cm" svg:y="8.241cm" style:legend-expansion="high" chart:style-name="ch2"/>
        <chart:plot-area chart:style-name="ch3" table:cell-range-address="'1'.B1:'1'.B1009" svg:x="0.769cm" svg:y="0.341cm" svg:width="34.526cm" svg:height="16.399cm">
          <chartooo:coordinate-region svg:x="1.946cm" svg:y="0.54cm" svg:width="33.225cm" svg:height="15.1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'.B1:'1'.B1009" chart:class="chart:bar">
            <chart:data-point chart:repeated="10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'.B1:'1'.B10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550">
                <text:p>235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